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24391412035FFDB24D4.jpg" manifest:media-type="image/jpeg"/>
  <manifest:file-entry manifest:full-path="Pictures/1000000000000564000002B20DAC5BA9EE738B5A.jpg" manifest:media-type="image/jpeg"/>
  <manifest:file-entry manifest:full-path="Pictures/10000000000002E40000022B28FB7A1E98A69366.jpg" manifest:media-type="image/jpeg"/>
  <manifest:file-entry manifest:full-path="Pictures/10000000000002E4000002E4847692CCBBE1466C.jpg" manifest:media-type="image/jpeg"/>
  <manifest:file-entry manifest:full-path="Pictures/100000000000026400000185D293345CA2388332.jpg" manifest:media-type="image/jpeg"/>
  <manifest:file-entry manifest:full-path="Pictures/1000000000000264000001447E5B8CD93ED15319.jpg" manifest:media-type="image/jpeg"/>
  <manifest:file-entry manifest:full-path="Pictures/100000000000040000000400686F280DCFE9F91F.jpg" manifest:media-type="image/jpeg"/>
  <manifest:file-entry manifest:full-path="Pictures/100000000000042400000212F258C05DB6C76976.jpg" manifest:media-type="image/jpeg"/>
  <manifest:file-entry manifest:full-path="Pictures/10000000000002E400000255E97021471D3AA6B2.jpg" manifest:media-type="image/jpeg"/>
  <manifest:file-entry manifest:full-path="Pictures/1000000000000384000001C231A26CE87EBE198F.jpg" manifest:media-type="image/jpeg"/>
  <manifest:file-entry manifest:full-path="Pictures/10000000000002E400000276855A28F7D100A1EA.jpg" manifest:media-type="image/jpeg"/>
  <manifest:file-entry manifest:full-path="Pictures/100000000000038400000298F0C8B564CAC36F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015cm" svg:height="3.7cm" svg:x="5.4cm" svg:y="15.5cm">
          <draw:image xlink:href="Pictures/100000000000038400000298F0C8B564CAC36F4A.jpg" xlink:type="simple" xlink:show="embed" xlink:actuate="onLoad" loext:mime-type="image/jpeg">
            <text:p/>
          </draw:image>
        </draw:frame>
        <draw:frame draw:style-name="gr1" draw:text-style-name="P1" draw:layer="layout" svg:width="11.2cm" svg:height="6.408cm" svg:x="9.9cm" svg:y="1.392cm">
          <draw:image xlink:href="Pictures/1000000000000384000001C231A26CE87EBE198F.jpg" xlink:type="simple" xlink:show="embed" xlink:actuate="onLoad" loext:mime-type="image/jpeg">
            <text:p/>
          </draw:image>
        </draw:frame>
        <draw:frame draw:style-name="gr1" draw:text-style-name="P1" draw:layer="layout" svg:width="6.5cm" svg:height="4cm" svg:x="23.2cm" svg:y="8.8cm">
          <draw:image xlink:href="Pictures/100000000000040000000400686F280DCFE9F91F.jpg" xlink:type="simple" xlink:show="embed" xlink:actuate="onLoad" loext:mime-type="image/jpeg">
            <text:p/>
          </draw:image>
        </draw:frame>
        <draw:frame draw:style-name="gr1" draw:text-style-name="P1" draw:layer="layout" svg:width="6.2cm" svg:height="4.181cm" svg:x="1.3cm" svg:y="11.719cm">
          <draw:image xlink:href="Pictures/1000000000000264000001447E5B8CD93ED15319.jpg" xlink:type="simple" xlink:show="embed" xlink:actuate="onLoad" loext:mime-type="image/jpeg">
            <text:p/>
          </draw:image>
        </draw:frame>
        <draw:frame draw:style-name="gr1" draw:text-style-name="P1" draw:layer="layout" svg:width="10.7cm" svg:height="8.164cm" svg:x="7cm" svg:y="7.7cm">
          <draw:image xlink:href="Pictures/100000000000026400000185D293345CA2388332.jpg" xlink:type="simple" xlink:show="embed" xlink:actuate="onLoad" loext:mime-type="image/jpeg">
            <text:p/>
          </draw:image>
        </draw:frame>
        <draw:frame draw:style-name="gr1" draw:text-style-name="P1" draw:layer="layout" svg:width="6.322cm" svg:height="5.1cm" svg:x="22.178cm" svg:y="12.3cm">
          <draw:image xlink:href="Pictures/10000000000002E400000255E97021471D3AA6B2.jpg" xlink:type="simple" xlink:show="embed" xlink:actuate="onLoad" loext:mime-type="image/jpeg">
            <text:p/>
          </draw:image>
        </draw:frame>
        <draw:frame draw:style-name="gr1" draw:text-style-name="P1" draw:layer="layout" svg:width="7.322cm" svg:height="7cm" svg:x="16.478cm" svg:y="7.7cm">
          <draw:image xlink:href="Pictures/10000000000002E400000276855A28F7D100A1EA.jpg" xlink:type="simple" xlink:show="embed" xlink:actuate="onLoad" loext:mime-type="image/jpeg">
            <text:p/>
          </draw:image>
        </draw:frame>
        <draw:frame draw:style-name="gr1" draw:text-style-name="P1" draw:layer="layout" svg:width="5.8cm" svg:height="5.8cm" svg:x="4.1cm" svg:y="2.7cm">
          <draw:image xlink:href="Pictures/10000000000002E4000002E4847692CCBBE1466C.jpg" xlink:type="simple" xlink:show="embed" xlink:actuate="onLoad" loext:mime-type="image/jpeg">
            <text:p/>
          </draw:image>
        </draw:frame>
        <draw:frame draw:style-name="gr1" draw:text-style-name="P1" draw:layer="layout" svg:width="6.3cm" svg:height="4.5cm" svg:x="10.3cm" svg:y="15.1cm">
          <draw:image xlink:href="Pictures/10000000000002E40000022B28FB7A1E98A69366.jpg" xlink:type="simple" xlink:show="embed" xlink:actuate="onLoad" loext:mime-type="image/jpeg">
            <text:p/>
          </draw:image>
        </draw:frame>
        <draw:frame draw:style-name="gr1" draw:text-style-name="P1" draw:layer="layout" svg:width="8.2cm" svg:height="3.98cm" svg:x="0.2cm" svg:y="7.9cm">
          <draw:image xlink:href="Pictures/100000000000042400000212F258C05DB6C76976.jpg" xlink:type="simple" xlink:show="embed" xlink:actuate="onLoad" loext:mime-type="image/jpeg">
            <text:p/>
          </draw:image>
        </draw:frame>
        <draw:frame draw:style-name="gr1" draw:text-style-name="P1" draw:layer="layout" svg:width="6cm" svg:height="4.675cm" svg:x="16.6cm" svg:y="14.3cm">
          <draw:image xlink:href="Pictures/1000000000000564000002B20DAC5BA9EE738B5A.jpg" xlink:type="simple" xlink:show="embed" xlink:actuate="onLoad" loext:mime-type="image/jpeg">
            <text:p/>
          </draw:image>
        </draw:frame>
        <draw:frame draw:style-name="gr1" draw:text-style-name="P1" draw:layer="layout" svg:width="6.091cm" svg:height="4.1cm" svg:x="21cm" svg:y="4.2cm">
          <draw:image xlink:href="Pictures/10000000000002E40000024391412035FFDB24D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1T21:09:14.510546528</meta:creation-date>
    <dc:date>2023-07-02T00:31:46.092585569</dc:date>
    <meta:editing-duration>PT2H8M11S</meta:editing-duration>
    <meta:editing-cycles>4</meta:editing-cycles>
    <meta:generator>LibreOffice/6.4.7.2$Linux_X86_64 LibreOffice_project/40$Build-2</meta:generator>
    <meta:document-statistic meta:object-count="12"/>
  </office:meta>
</office:document-meta>
</file>